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InheritanceDisabledSubclassTest.onEvent( M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InheritanceDisabledSubclassTest.testEventClass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